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14cm" table:align="margins"/>
    </style:style>
    <style:style style:name="Table1.A" style:family="table-column">
      <style:table-column-properties style:column-width="14cm" style:rel-column-width="65535*"/>
    </style:style>
    <style:style style:name="Table1.A1" style:family="table-cell">
      <style:table-cell-properties fo:padding="0.097cm" fo:border="0.05pt solid #000000"/>
    </style:style>
    <style:style style:name="Table2" style:family="table">
      <style:table-properties style:width="14cm" table:align="margins"/>
    </style:style>
    <style:style style:name="Table2.A" style:family="table-column">
      <style:table-column-properties style:column-width="14cm" style:rel-column-width="65535*"/>
    </style:style>
    <style:style style:name="Table2.A1" style:family="table-cell">
      <style:table-cell-properties fo:padding="0.097cm" fo:border="0.05pt solid #000000"/>
    </style:style>
    <style:style style:name="Table3" style:family="table">
      <style:table-properties style:width="14cm" table:align="margins"/>
    </style:style>
    <style:style style:name="Table3.A" style:family="table-column">
      <style:table-column-properties style:column-width="14cm" style:rel-column-width="65535*"/>
    </style:style>
    <style:style style:name="Table3.A1" style:family="table-cell">
      <style:table-cell-properties fo:padding="0.097cm" fo:border="0.05pt solid #000000"/>
    </style:style>
    <style:style style:name="P1" style:family="paragraph" style:parent-style-name="Footer">
      <style:paragraph-properties fo:text-align="center" style:justify-single-word="false"/>
    </style:style>
    <style:style style:name="P2" style:family="paragraph" style:parent-style-name="Header">
      <style:paragraph-properties fo:text-align="end" style:justify-single-word="false"/>
    </style:style>
    <style:style style:name="P3" style:family="paragraph" style:parent-style-name="Standard">
      <style:text-properties style:font-name="Liberation Serif" fo:font-size="12pt" officeooo:rsid="0022ddef" officeooo:paragraph-rsid="0003facc" style:font-size-asian="12pt" style:font-size-complex="12pt"/>
    </style:style>
    <style:style style:name="P4" style:family="paragraph" style:parent-style-name="sub_20_judul">
      <style:text-properties style:font-name="Liberation Serif" fo:font-size="12pt" fo:font-weight="bold" officeooo:rsid="00210bb4" officeooo:paragraph-rsid="0003facc" style:font-size-asian="12pt" style:font-weight-asian="bold" style:font-name-complex="Times New Roman" style:font-size-complex="12pt" style:font-weight-complex="bold"/>
    </style:style>
    <style:style style:name="P5" style:family="paragraph" style:parent-style-name="sub_20_judul">
      <style:text-properties style:font-name="Liberation Serif" fo:font-size="12pt" officeooo:paragraph-rsid="0003facc" style:font-size-asian="12pt" style:font-size-complex="12pt"/>
    </style:style>
    <style:style style:name="P6" style:family="paragraph" style:parent-style-name="sub_20_judul_20_A.1">
      <style:paragraph-properties fo:margin-left="0cm" fo:margin-right="0cm" fo:text-indent="0cm" style:auto-text-indent="false"/>
      <style:text-properties style:font-name="Liberation Serif" fo:font-size="12pt" officeooo:rsid="005e4468" officeooo:paragraph-rsid="0003facc" style:font-size-asian="12pt" style:font-size-complex="12pt"/>
    </style:style>
    <style:style style:name="P7" style:family="paragraph" style:parent-style-name="sub_20_judul_20_A.1">
      <style:paragraph-properties fo:margin-left="0cm" fo:margin-right="0cm" fo:text-indent="0cm" style:auto-text-indent="false"/>
      <style:text-properties style:font-name="Liberation Serif" fo:font-size="12pt" officeooo:rsid="002393ec" officeooo:paragraph-rsid="0003facc" style:font-size-asian="12pt" style:font-size-complex="12pt"/>
    </style:style>
    <style:style style:name="P8" style:family="paragraph" style:parent-style-name="sub_20_judul_20_A.1_20_isi">
      <style:paragraph-properties fo:margin-left="0cm" fo:margin-right="0cm" fo:text-indent="0cm" style:auto-text-indent="false"/>
      <style:text-properties style:font-name="Liberation Serif" fo:font-size="12pt" officeooo:paragraph-rsid="00209186" style:font-size-asian="12pt" style:font-size-complex="12pt"/>
    </style:style>
    <style:style style:name="P9" style:family="paragraph" style:parent-style-name="sub_20_judul_20_A.1">
      <style:text-properties style:font-name="Liberation Serif" fo:font-size="12pt" officeooo:rsid="00210bb4" officeooo:paragraph-rsid="0003facc" style:font-size-asian="12pt" style:font-size-complex="12pt"/>
    </style:style>
    <style:style style:name="P10" style:family="paragraph" style:parent-style-name="sub_20_judul_20_A.1">
      <style:text-properties style:font-name="Liberation Serif" fo:font-size="12pt" officeooo:rsid="0022ddef" officeooo:paragraph-rsid="0003facc" style:font-size-asian="12pt" style:font-size-complex="12pt"/>
    </style:style>
    <style:style style:name="P11" style:family="paragraph" style:parent-style-name="sub_20_judul_20_isi">
      <style:paragraph-properties fo:line-height="150%"/>
      <style:text-properties style:font-name="Liberation Serif" fo:font-size="12pt" officeooo:paragraph-rsid="0003facc" style:font-size-asian="12pt" style:font-size-complex="12pt"/>
    </style:style>
    <style:style style:name="P12" style:family="paragraph" style:parent-style-name="sub_20_judul_20_isi">
      <style:text-properties style:font-name="Liberation Serif" fo:font-size="12pt" officeooo:paragraph-rsid="0003facc" style:font-size-asian="12pt" style:font-size-complex="12pt"/>
    </style:style>
    <style:style style:name="P13" style:family="paragraph" style:parent-style-name="penelitian_20_sebelum_20_nya">
      <style:text-properties fo:color="#000000" fo:language="id" fo:country="ID" fo:font-style="normal" fo:font-weight="normal" officeooo:rsid="003d74f6" officeooo:paragraph-rsid="0003facc" style:font-name-asian="Times New Roman" style:language-asian="id" style:country-asian="ID" style:font-style-asian="normal" style:font-weight-asian="normal" style:font-name-complex="Times New Roman" style:font-style-complex="normal" style:font-weight-complex="normal"/>
    </style:style>
    <style:style style:name="P14" style:family="paragraph" style:parent-style-name="sub_20_judul_20_A.1_20_isi">
      <style:text-properties style:font-name="Liberation Serif"/>
    </style:style>
    <style:style style:name="P15" style:family="paragraph" style:parent-style-name="sub_20_judul_20_A.1_20_isi">
      <style:text-properties style:font-name="Liberation Serif" fo:font-size="12pt" officeooo:paragraph-rsid="0003facc" style:font-size-asian="12pt" style:font-size-complex="12pt"/>
    </style:style>
    <style:style style:name="P16" style:family="paragraph" style:parent-style-name="sub_20_judul_20_A.1_20_isi">
      <style:text-properties style:font-name="Liberation Serif" fo:font-size="12pt" officeooo:rsid="0027d9bd" officeooo:paragraph-rsid="0027d9bd" style:font-size-asian="12pt" style:font-size-complex="12pt"/>
    </style:style>
    <style:style style:name="P17" style:family="paragraph" style:parent-style-name="sub_20_judul_20_A.1_20_isi">
      <style:text-properties style:font-name="Liberation Serif" fo:font-size="12pt" fo:font-weight="normal" officeooo:paragraph-rsid="0003facc" style:font-size-asian="12pt" style:font-weight-asian="normal" style:font-size-complex="12pt" style:font-weight-complex="normal"/>
    </style:style>
    <style:style style:name="P18" style:family="paragraph" style:parent-style-name="sub_20_judul_20_A.1_20_isi">
      <style:text-properties officeooo:paragraph-rsid="0003facc"/>
    </style:style>
    <style:style style:name="P19" style:family="paragraph" style:parent-style-name="sub_20_judul_20_A.1_20_isi">
      <style:text-properties officeooo:paragraph-rsid="001a1b00"/>
    </style:style>
    <style:style style:name="P20" style:family="paragraph" style:parent-style-name="sub_20_judul_20_A.1_20_isi">
      <style:text-properties officeooo:paragraph-rsid="001b8b88"/>
    </style:style>
    <style:style style:name="P21" style:family="paragraph" style:parent-style-name="sub_20_judul_20_A.1_20_isi">
      <style:text-properties officeooo:paragraph-rsid="00209186"/>
    </style:style>
    <style:style style:name="P22" style:family="paragraph" style:parent-style-name="sub_20_judul_20_A.1_20_isi">
      <style:text-properties officeooo:paragraph-rsid="00268765"/>
    </style:style>
    <style:style style:name="P23" style:family="paragraph" style:parent-style-name="sub_20_judul_20_A.1_20_isi">
      <style:text-properties officeooo:paragraph-rsid="00294e3b"/>
    </style:style>
    <style:style style:name="P24" style:family="paragraph" style:parent-style-name="Standard" style:list-style-name="" style:master-page-name="Halaman_20_BAB">
      <style:paragraph-properties fo:margin-top="0cm" fo:margin-bottom="0cm" loext:contextual-spacing="false" fo:line-height="150%" fo:text-align="center" style:justify-single-word="false" style:page-number="5"/>
      <style:text-properties style:font-name="Liberation Serif" fo:font-size="12pt" fo:font-weight="bold" officeooo:paragraph-rsid="0003facc" style:font-size-asian="12pt" style:font-weight-asian="bold" style:font-name-complex="Times New Roman" style:font-size-complex="12pt" style:font-weight-complex="bold"/>
    </style:style>
    <style:style style:name="P25" style:family="paragraph" style:parent-style-name="Standard" style:list-style-name="">
      <style:paragraph-properties fo:margin-top="0cm" fo:margin-bottom="0cm" loext:contextual-spacing="false" fo:line-height="150%" fo:text-align="center" style:justify-single-word="false"/>
      <style:text-properties style:font-name="Liberation Serif" fo:font-size="12pt" fo:font-weight="bold" officeooo:rsid="0019c230" officeooo:paragraph-rsid="0003facc" style:font-size-asian="12pt" style:font-weight-asian="bold" style:font-name-complex="Times New Roman" style:font-size-complex="12pt" style:font-weight-complex="bold"/>
    </style:style>
    <style:style style:name="P26" style:family="paragraph" style:parent-style-name="Standard" style:list-style-name="L1" style:master-page-name="">
      <loext:graphic-properties draw:fill="none"/>
      <style:paragraph-properties fo:margin-left="1.9cm" fo:margin-right="0cm" fo:margin-top="0cm" fo:margin-bottom="0cm" loext:contextual-spacing="false" fo:line-height="150%" fo:text-align="justify" style:justify-single-word="false" fo:text-indent="-0.6cm" style:auto-text-indent="false" style:page-number="auto" fo:background-color="transparent"/>
      <style:text-properties officeooo:paragraph-rsid="00209186"/>
    </style:style>
    <style:style style:name="P27" style:family="paragraph" style:parent-style-name="Standard" style:list-style-name="L1">
      <loext:graphic-properties draw:fill="none"/>
      <style:paragraph-properties fo:margin-left="1.9cm" fo:margin-right="0cm" fo:margin-top="0cm" fo:margin-bottom="0cm" loext:contextual-spacing="false" fo:line-height="150%" fo:text-align="justify" style:justify-single-word="false" fo:text-indent="-0.6cm" style:auto-text-indent="false" fo:background-color="transparent"/>
      <style:text-properties officeooo:paragraph-rsid="00209186"/>
    </style:style>
    <style:style style:name="P28" style:family="paragraph" style:parent-style-name="sub_20_judul_20_isi" style:list-style-name="L4">
      <style:text-properties style:font-name="Liberation Serif" fo:font-size="12pt" officeooo:rsid="000e8c0e" officeooo:paragraph-rsid="000e8c0e" style:font-size-asian="12pt" style:font-size-complex="12pt"/>
    </style:style>
    <style:style style:name="P29" style:family="paragraph" style:parent-style-name="sub_20_judul_20_isi" style:list-style-name="L5">
      <style:text-properties style:font-name="Liberation Serif" fo:font-size="12pt" officeooo:rsid="00106396" officeooo:paragraph-rsid="00106396" style:font-size-asian="12pt" style:font-size-complex="12pt"/>
    </style:style>
    <style:style style:name="P30" style:family="paragraph" style:parent-style-name="sub_20_judul_20_isi" style:list-style-name="L5">
      <style:text-properties style:font-name="Liberation Serif" fo:font-size="12pt" officeooo:rsid="00087a13" officeooo:paragraph-rsid="000e8c0e" style:font-size-asian="12pt" style:font-size-complex="12pt"/>
    </style:style>
    <style:style style:name="P31" style:family="paragraph" style:parent-style-name="penelitian_20_sebelum_20_nya" style:list-style-name="L2">
      <style:text-properties officeooo:paragraph-rsid="0003facc"/>
    </style:style>
    <style:style style:name="P32" style:family="paragraph" style:parent-style-name="penelitian_20_sebelum_20_nya" style:list-style-name="L2">
      <style:text-properties officeooo:paragraph-rsid="000ae8f2"/>
    </style:style>
    <style:style style:name="P33" style:family="paragraph" style:parent-style-name="penelitian_20_sebelum_20_nya" style:list-style-name="L2">
      <style:text-properties style:font-name="Liberation Serif" fo:font-size="12pt" fo:language="id" fo:country="ID" fo:font-style="normal" fo:font-weight="normal" officeooo:paragraph-rsid="0003facc" style:font-name-asian="Times New Roman" style:font-size-asian="12pt" style:language-asian="id" style:country-asian="ID" style:font-style-asian="normal" style:font-weight-asian="normal" style:font-name-complex="Times New Roman" style:font-size-complex="12pt" style:font-style-complex="normal" style:font-weight-complex="normal"/>
    </style:style>
    <style:style style:name="P34" style:family="paragraph" style:parent-style-name="penelitian_20_sebelum_20_nya" style:list-style-name="L2">
      <style:text-properties style:font-name="Liberation Serif" fo:font-size="12pt" fo:font-style="normal" officeooo:paragraph-rsid="000ae8f2" style:font-size-asian="12pt" style:font-style-asian="normal" style:font-size-complex="12pt" style:font-style-complex="normal"/>
    </style:style>
    <style:style style:name="P35" style:family="paragraph" style:parent-style-name="penelitian_20_sebelum_20_nya" style:list-style-name="L2">
      <style:text-properties fo:font-style="normal" officeooo:paragraph-rsid="0003facc" style:font-style-asian="normal" style:font-style-complex="normal"/>
    </style:style>
    <style:style style:name="P36" style:family="paragraph" style:parent-style-name="penelitian_20_sebelum_20_nya" style:list-style-name="L2">
      <style:text-properties fo:color="#000000" style:font-name="Liberation Serif" fo:font-size="12pt" fo:language="id" fo:country="ID" fo:font-style="normal" fo:font-weight="normal" officeooo:rsid="003d74f6" officeooo:paragraph-rsid="000ae8f2" style:font-name-asian="Times New Roman" style:font-size-asian="12pt" style:language-asian="id" style:country-asian="ID" style:font-style-asian="normal" style:font-weight-asian="normal" style:font-name-complex="Times New Roman" style:font-size-complex="12pt" style:font-style-complex="normal" style:font-weight-complex="normal"/>
    </style:style>
    <style:style style:name="P37" style:family="paragraph" style:parent-style-name="sub_20_judul_20_isi_20_A" style:list-style-name="L3">
      <loext:graphic-properties draw:fill="none"/>
      <style:paragraph-properties fo:line-height="150%" fo:text-align="justify" style:justify-single-word="false" fo:background-color="transparent"/>
      <style:text-properties style:font-name="Liberation Serif" fo:font-size="12pt" officeooo:rsid="009d33e6" officeooo:paragraph-rsid="00087a13" style:font-size-asian="12pt" style:font-size-complex="12pt"/>
    </style:style>
    <style:style style:name="P38" style:family="paragraph" style:parent-style-name="sub_20_judul_20_isi_20_A" style:list-style-name="L3">
      <loext:graphic-properties draw:fill="none"/>
      <style:paragraph-properties fo:line-height="150%" fo:text-align="justify" style:justify-single-word="false" fo:background-color="transparent"/>
      <style:text-properties style:font-name="Liberation Serif" fo:font-size="12pt" fo:font-style="normal" officeooo:rsid="000d4981" officeooo:paragraph-rsid="00087a13" style:font-size-asian="12pt" style:font-style-asian="normal" style:font-size-complex="12pt" style:font-style-complex="normal"/>
    </style:style>
    <style:style style:name="P39" style:family="paragraph" style:parent-style-name="sub_20_judul_20_isi_20_A" style:list-style-name="L3" style:master-page-name="">
      <loext:graphic-properties draw:fill="none"/>
      <style:paragraph-properties fo:line-height="150%" fo:text-align="justify" style:justify-single-word="false" style:page-number="auto" fo:background-color="transparent"/>
      <style:text-properties style:font-name="Liberation Serif" fo:font-size="12pt" officeooo:rsid="000d4981" officeooo:paragraph-rsid="000d4981" style:font-size-asian="12pt" style:font-size-complex="12pt"/>
    </style:style>
    <style:style style:name="P40" style:family="paragraph" style:parent-style-name="sub_20_judul_20_A.1_20_isi">
      <style:text-properties style:font-name="Liberation Serif" fo:font-size="12pt" officeooo:paragraph-rsid="0003facc" style:font-size-asian="12pt" style:font-size-complex="12pt"/>
    </style:style>
    <style:style style:name="P41" style:family="paragraph" style:parent-style-name="sub_20_judul_20_A.1">
      <style:text-properties officeooo:paragraph-rsid="002d6002"/>
    </style:style>
    <style:style style:name="P42" style:family="paragraph">
      <loext:graphic-properties draw:fill-color="#ffffff"/>
    </style:style>
    <style:style style:name="T1" style:family="text">
      <style:text-properties fo:font-weight="bold"/>
    </style:style>
    <style:style style:name="T2" style:family="text">
      <style:text-properties fo:font-weight="bold" style:font-weight-asian="bold"/>
    </style:style>
    <style:style style:name="T3" style:family="text">
      <style:text-properties fo:font-weight="bold" style:font-weight-asian="bold" style:font-name-complex="Times New Roman" style:font-weight-complex="bold"/>
    </style:style>
    <style:style style:name="T4" style:family="text">
      <style:text-properties fo:font-weight="bold" officeooo:rsid="00210bb4" style:font-weight-asian="bold" style:font-name-complex="Times New Roman" style:font-weight-complex="bold"/>
    </style:style>
    <style:style style:name="T5" style:family="text">
      <style:text-properties fo:font-weight="normal" style:font-weight-asian="normal" style:font-weight-complex="normal"/>
    </style:style>
    <style:style style:name="T6" style:family="text">
      <style:text-properties fo:font-style="italic"/>
    </style:style>
    <style:style style:name="T7" style:family="text">
      <style:text-properties fo:font-style="italic" style:font-style-asian="italic" style:font-style-complex="italic"/>
    </style:style>
    <style:style style:name="T8" style:family="text">
      <style:text-properties fo:font-style="italic" officeooo:rsid="0022ddef" style:font-style-asian="italic" style:font-style-complex="italic"/>
    </style:style>
    <style:style style:name="T9" style:family="text">
      <style:text-properties fo:font-style="italic" officeooo:rsid="005ae2a8" style:font-style-asian="italic" style:font-style-complex="italic"/>
    </style:style>
    <style:style style:name="T10" style:family="text">
      <style:text-properties fo:font-style="italic" officeooo:rsid="000d4981" style:font-style-asian="italic" style:font-style-complex="italic"/>
    </style:style>
    <style:style style:name="T11" style:family="text">
      <style:text-properties fo:font-style="italic" fo:font-weight="normal" style:font-style-asian="italic" style:font-weight-asian="normal" style:font-style-complex="italic" style:font-weight-complex="normal"/>
    </style:style>
    <style:style style:name="T12" style:family="text">
      <style:text-properties fo:font-style="italic" style:text-underline-style="none" style:font-style-asian="italic" style:font-style-complex="italic"/>
    </style:style>
    <style:style style:name="T13" style:family="text">
      <style:text-properties style:font-name="Liberation Serif" fo:font-size="12pt" fo:font-weight="normal" style:font-size-asian="12pt" style:font-weight-asian="normal" style:font-size-complex="12pt" style:font-weight-complex="normal"/>
    </style:style>
    <style:style style:name="T14" style:family="text">
      <style:text-properties style:font-name="Liberation Serif" fo:font-size="12pt" fo:font-weight="normal" officeooo:rsid="00693cfe" style:font-size-asian="12pt" style:font-weight-asian="normal" style:font-size-complex="12pt" style:font-weight-complex="normal"/>
    </style:style>
    <style:style style:name="T15" style:family="text">
      <style:text-properties style:font-name="Liberation Serif" fo:font-size="12pt" fo:font-weight="normal" officeooo:rsid="0019a7c5" style:font-size-asian="12pt" style:font-weight-asian="normal" style:font-size-complex="12pt" style:font-weight-complex="normal"/>
    </style:style>
    <style:style style:name="T16" style:family="text">
      <style:text-properties style:font-name="Liberation Serif" fo:font-size="12pt" fo:font-weight="normal" officeooo:rsid="001a1b00" style:font-size-asian="12pt" style:font-weight-asian="normal" style:font-size-complex="12pt" style:font-weight-complex="normal"/>
    </style:style>
    <style:style style:name="T17" style:family="text">
      <style:text-properties style:font-name="Liberation Serif" fo:font-size="12pt" style:font-size-asian="12pt" style:font-size-complex="12pt"/>
    </style:style>
    <style:style style:name="T18" style:family="text">
      <style:text-properties style:font-name="Liberation Serif" fo:font-size="12pt" officeooo:rsid="0064f17f" style:font-size-asian="12pt" style:font-size-complex="12pt"/>
    </style:style>
    <style:style style:name="T19" style:family="text">
      <style:text-properties style:font-name="Liberation Serif" fo:font-size="12pt" officeooo:rsid="00209186" style:font-size-asian="12pt" style:font-size-complex="12pt"/>
    </style:style>
    <style:style style:name="T20" style:family="text">
      <style:text-properties style:font-name="Liberation Serif" fo:font-size="12pt" officeooo:rsid="00258408" style:font-size-asian="12pt" style:font-size-complex="12pt"/>
    </style:style>
    <style:style style:name="T21" style:family="text">
      <style:text-properties style:font-name="Liberation Serif" fo:font-size="12pt" fo:language="id" fo:country="ID" fo:font-style="normal" fo:font-weight="normal" style:font-name-asian="Times New Roman" style:font-size-asian="12pt" style:language-asian="id" style:country-asian="ID" style:font-style-asian="normal" style:font-weight-asian="normal" style:font-name-complex="Times New Roman" style:font-size-complex="12pt" style:font-style-complex="normal" style:font-weight-complex="normal"/>
    </style:style>
    <style:style style:name="T22" style:family="text">
      <style:text-properties style:font-name="Liberation Serif" fo:font-size="12pt" fo:font-style="normal" style:font-size-asian="12pt" style:font-style-asian="normal" style:font-size-complex="12pt" style:font-style-complex="normal"/>
    </style:style>
    <style:style style:name="T23" style:family="text">
      <style:text-properties style:font-name="Liberation Serif" fo:font-size="12pt" fo:font-style="italic" style:font-size-asian="12pt" style:font-style-asian="italic" style:font-size-complex="12pt" style:font-style-complex="italic"/>
    </style:style>
    <style:style style:name="T24" style:family="text">
      <style:text-properties style:font-name="Liberation Serif" fo:font-size="12pt" fo:font-style="italic" fo:font-weight="normal" style:font-size-asian="12pt" style:font-style-asian="italic" style:font-weight-asian="normal" style:font-size-complex="12pt" style:font-style-complex="italic" style:font-weight-complex="normal"/>
    </style:style>
    <style:style style:name="T25" style:family="text">
      <style:text-properties officeooo:rsid="00693cfe"/>
    </style:style>
    <style:style style:name="T26" style:family="text">
      <style:text-properties fo:color="#000000" fo:language="id" fo:country="ID" style:font-name-asian="Times New Roman" style:language-asian="id" style:country-asian="ID" style:font-name-complex="Times New Roman"/>
    </style:style>
    <style:style style:name="T27" style:family="text">
      <style:text-properties fo:color="#000000" fo:language="id" fo:country="ID" fo:font-weight="normal" style:font-name-asian="Times New Roman" style:language-asian="id" style:country-asian="ID" style:font-weight-asian="normal" style:font-name-complex="Times New Roman" style:font-weight-complex="normal"/>
    </style:style>
    <style:style style:name="T28" style:family="text">
      <style:text-properties fo:color="#000000" fo:language="id" fo:country="ID" fo:font-weight="normal" officeooo:rsid="003d74f6" style:font-name-asian="Times New Roman" style:language-asian="id" style:country-asian="ID" style:font-weight-asian="normal" style:font-name-complex="Times New Roman" style:font-weight-complex="normal"/>
    </style:style>
    <style:style style:name="T29" style:family="text">
      <style:text-properties fo:color="#000000" fo:language="id" fo:country="ID" fo:font-weight="normal" officeooo:rsid="000d4981" style:font-name-asian="Times New Roman" style:language-asian="id" style:country-asian="ID" style:font-weight-asian="normal" style:font-name-complex="Times New Roman" style:font-weight-complex="normal"/>
    </style:style>
    <style:style style:name="T30" style:family="text">
      <style:text-properties fo:color="#000000" fo:language="id" fo:country="ID" fo:font-style="italic" fo:font-weight="normal" officeooo:rsid="003d74f6" style:font-name-asian="Times New Roman" style:language-asian="id" style:country-asian="ID" style:font-style-asian="italic" style:font-weight-asian="normal" style:font-name-complex="Times New Roman" style:font-style-complex="italic" style:font-weight-complex="normal"/>
    </style:style>
    <style:style style:name="T31" style:family="text">
      <style:text-properties fo:color="#000000" fo:language="id" fo:country="ID" fo:font-style="normal" fo:font-weight="normal" style:font-name-asian="Times New Roman" style:language-asian="id" style:country-asian="ID" style:font-style-asian="normal" style:font-weight-asian="normal" style:font-name-complex="Times New Roman" style:font-style-complex="normal" style:font-weight-complex="normal"/>
    </style:style>
    <style:style style:name="T32" style:family="text">
      <style:text-properties fo:color="#000000" fo:language="id" fo:country="ID" fo:font-style="normal" fo:font-weight="normal" officeooo:rsid="003d74f6" style:font-name-asian="Times New Roman" style:language-asian="id" style:country-asian="ID" style:font-style-asian="normal" style:font-weight-asian="normal" style:font-name-complex="Times New Roman" style:font-style-complex="normal" style:font-weight-complex="normal"/>
    </style:style>
    <style:style style:name="T33" style:family="text">
      <style:text-properties fo:color="#000000" style:font-name="Liberation Serif" fo:font-size="12pt" fo:language="id" fo:country="ID" fo:font-style="normal" fo:font-weight="normal" style:font-name-asian="Times New Roman" style:font-size-asian="12pt" style:language-asian="id" style:country-asian="ID" style:font-style-asian="normal" style:font-weight-asian="normal" style:font-name-complex="Times New Roman" style:font-size-complex="12pt" style:font-style-complex="normal" style:font-weight-complex="normal"/>
    </style:style>
    <style:style style:name="T34" style:family="text">
      <style:text-properties fo:color="#000000" style:font-name="Liberation Serif" fo:font-size="12pt" fo:language="id" fo:country="ID" fo:font-style="normal" fo:font-weight="normal" officeooo:rsid="003d74f6" style:font-name-asian="Times New Roman" style:font-size-asian="12pt" style:language-asian="id" style:country-asian="ID" style:font-style-asian="normal" style:font-weight-asian="normal" style:font-name-complex="Times New Roman" style:font-size-complex="12pt" style:font-style-complex="normal" style:font-weight-complex="normal"/>
    </style:style>
    <style:style style:name="T35" style:family="text">
      <style:text-properties fo:color="#000000" style:font-name="Liberation Serif" fo:font-size="12pt" fo:language="id" fo:country="ID" fo:font-style="normal" fo:font-weight="normal" officeooo:rsid="000c680b" style:font-name-asian="Times New Roman" style:font-size-asian="12pt" style:language-asian="id" style:country-asian="ID" style:font-style-asian="normal" style:font-weight-asian="normal" style:font-name-complex="Times New Roman" style:font-size-complex="12pt" style:font-style-complex="normal" style:font-weight-complex="normal"/>
    </style:style>
    <style:style style:name="T36" style:family="text">
      <style:text-properties fo:color="#000000" style:font-name="Liberation Serif" fo:font-size="12pt" fo:language="id" fo:country="ID" fo:font-style="normal" fo:font-weight="normal" style:font-size-asian="12pt" style:font-style-asian="normal" style:font-weight-asian="normal" style:font-name-complex="Times New Roman" style:font-size-complex="12pt" style:font-style-complex="normal" style:font-weight-complex="normal"/>
    </style:style>
    <style:style style:name="T37" style:family="text">
      <style:text-properties fo:color="#000000" style:font-name="Liberation Serif" fo:font-size="12pt" fo:language="id" fo:country="ID" fo:font-style="normal" fo:font-weight="normal" officeooo:rsid="003d74f6" style:font-size-asian="12pt" style:font-style-asian="normal" style:font-weight-asian="normal" style:font-name-complex="Times New Roman" style:font-size-complex="12pt" style:font-style-complex="normal" style:font-weight-complex="normal"/>
    </style:style>
    <style:style style:name="T38" style:family="text">
      <style:text-properties fo:color="#000000" style:font-name="Liberation Serif" fo:font-size="12pt" fo:language="id" fo:country="ID" fo:font-style="normal" style:text-underline-style="none" fo:font-weight="normal" style:font-size-asian="12pt" style:font-style-asian="normal" style:font-weight-asian="normal" style:font-name-complex="Times New Roman" style:font-size-complex="12pt" style:font-style-complex="normal" style:font-weight-complex="normal"/>
    </style:style>
    <style:style style:name="T39" style:family="text">
      <style:text-properties fo:color="#000000" style:font-name="Liberation Serif" fo:font-size="12pt" fo:language="id" fo:country="ID" fo:font-style="italic" fo:font-weight="normal" style:font-size-asian="12pt" style:font-style-asian="italic" style:font-weight-asian="normal" style:font-name-complex="Times New Roman" style:font-size-complex="12pt" style:font-style-complex="italic" style:font-weight-complex="normal"/>
    </style:style>
    <style:style style:name="T40" style:family="text">
      <style:text-properties fo:color="#000000" style:font-name="Liberation Serif" fo:font-size="12pt" fo:language="id" fo:country="ID" fo:font-style="italic" fo:font-weight="normal" style:font-name-asian="Times New Roman" style:font-size-asian="12pt" style:language-asian="id" style:country-asian="ID" style:font-style-asian="italic" style:font-weight-asian="normal" style:font-name-complex="Times New Roman" style:font-size-complex="12pt" style:font-style-complex="italic" style:font-weight-complex="normal"/>
    </style:style>
    <style:style style:name="T41" style:family="text">
      <style:text-properties fo:color="#000000" style:font-name="Liberation Serif" fo:font-size="12pt" fo:language="id" fo:country="ID" fo:font-style="italic" fo:font-weight="normal" officeooo:rsid="003d74f6" style:font-name-asian="Times New Roman" style:font-size-asian="12pt" style:language-asian="id" style:country-asian="ID" style:font-style-asian="italic" style:font-weight-asian="normal" style:font-name-complex="Times New Roman" style:font-size-complex="12pt" style:font-style-complex="italic" style:font-weight-complex="normal"/>
    </style:style>
    <style:style style:name="T42" style:family="text">
      <style:text-properties officeooo:rsid="00680f6b"/>
    </style:style>
    <style:style style:name="T43" style:family="text">
      <style:text-properties officeooo:rsid="0022ddef"/>
    </style:style>
    <style:style style:name="T44" style:family="text">
      <style:text-properties officeooo:rsid="006501f0"/>
    </style:style>
    <style:style style:name="T45" style:family="text">
      <style:text-properties officeooo:rsid="00251249"/>
    </style:style>
    <style:style style:name="T46" style:family="text">
      <style:text-properties officeooo:rsid="00258408"/>
    </style:style>
    <style:style style:name="T47" style:family="text">
      <style:text-properties officeooo:rsid="005ae2a8"/>
    </style:style>
    <style:style style:name="T48" style:family="text">
      <style:text-properties fo:font-style="normal" style:font-style-asian="normal" style:font-style-complex="normal"/>
    </style:style>
    <style:style style:name="T49" style:family="text">
      <style:text-properties fo:font-style="normal" officeooo:rsid="000d4981" style:font-style-asian="normal" style:font-style-complex="normal"/>
    </style:style>
    <style:style style:name="T50" style:family="text">
      <style:text-properties officeooo:rsid="000c680b"/>
    </style:style>
    <style:style style:name="T51" style:family="text">
      <style:text-properties officeooo:rsid="000d4981"/>
    </style:style>
    <style:style style:name="T52" style:family="text">
      <style:text-properties officeooo:rsid="000e8c0e"/>
    </style:style>
    <style:style style:name="T53" style:family="text">
      <style:text-properties officeooo:rsid="00121287"/>
    </style:style>
    <style:style style:name="T54" style:family="text">
      <style:text-properties officeooo:rsid="001d0279"/>
    </style:style>
    <style:style style:name="T55" style:family="text">
      <style:text-properties officeooo:rsid="00209186"/>
    </style:style>
    <style:style style:name="T56" style:family="text">
      <style:text-properties officeooo:rsid="00243420"/>
    </style:style>
    <style:style style:name="T57" style:family="text">
      <style:text-properties officeooo:rsid="00268765"/>
    </style:style>
    <style:style style:name="T58" style:family="text">
      <style:text-properties officeooo:rsid="00294e3b"/>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vg:stroke-color="#000000" draw:fill-color="#ffffff" draw:textarea-horizontal-align="justify" draw:textarea-vertical-align="middle" draw:auto-grow-height="false" fo:min-height="0.903cm" fo:min-width="1.59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000000" draw:fill-color="#ffffff" draw:textarea-horizontal-align="justify" draw:textarea-vertical-align="middle" draw:auto-grow-height="false" fo:min-height="0.903cm" fo:min-width="1.508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4" text:outline-level="1">BAB II</text:h>
      <text:h text:style-name="P25" text:outline-level="1">DESKRIPSI TEORITIK DAN KERANGKA BERPIKIR</text:h>
      <text:p text:style-name="P4"/>
      <text:p text:style-name="P5"><text:span text:style-name="T4">A. </text:span><text:span text:style-name="T3">Deskripsi Teoritik </text:span></text:p>
      <text:p text:style-name="P9">A.1 GNU</text:p>
      <text:p text:style-name="P15"><text:span text:style-name="T1"><text:tab/></text:span><text:span text:style-name="T5">GNU adalah suatu sistem operasi komputer yang sepenuhnya terdiri dari perangkat-perangkat lunak bebas. Namanya merupakan akronim berulang untuk </text:span><text:span text:style-name="T11">GNU's Not UNIX</text:span><text:span text:style-name="T5"> (GNU bukanlah UNIX); nama itu dipilih karena rancangannya mirip Unix, tetapi berbeda dari UNIX, GNU tidak mengandung kode-kode UNIX.Pengembangan GNU dimulakan oleh Richard Stallman dan merupakan fokus asli</text:span><text:span text:style-name="T11"> Free Software Foundation (FSF).</text:span></text:p>
      <text:p text:style-name="P17"><text:tab/>GNU dikembangkan oleh Proyek GNU, dan program-program yang dirilis di bawah bantuan proyek bernama <text:span text:style-name="T48">paket-paket</text:span><text:span text:style-name="T6"> </text:span><text:span text:style-name="T48">GNU</text:span> atau <text:span text:style-name="T48">program-program GNU</text:span>. Komponen-komponen dasar sistem ini terdiri dari <text:span text:style-name="T7">GNU Compiler Collection (GCC),</text:span> <text:span text:style-name="T7">GNU Binary Utilities (binutils),</text:span> <text:span text:style-name="T7">shell bash, GNU C library (glibc),</text:span> dan <text:span text:style-name="T7">GNU Core Utilities (coreutils).</text:span></text:p>
      <text:p text:style-name="P17"><text:tab/>GNU selalu dikembangkan. Kendati hampir semua komponen telah lama dirampungkan dan telah digunakan untuk proses produksi selama satu dasawarsa atau lebih, kernel resminya, <text:span text:style-name="T7">GNU Hurd</text:span>, tidaklah lengkap dan tidak semua komponen GNU dapat berjalan dengannya. Dengan demikian, kernel Linux sebagai pihak ketiga paling banyak dipakai untuk menggantikannya. Sementara kernel ini tidak secara resmi diadopsi oleh proyek GNU, beberapa perangkat lunak pihak ketiga disertakan, misalnya <text:span text:style-name="T7">X.Org </text:span>yang dirilis oleh <text:span text:style-name="T7">X Window System</text:span> dan sistem <text:span text:style-name="T7">typesetting TeX</text:span>. Banyak program GNU juga telah diportasi ke beberapa sistem operasi lain, misalnya Microsoft Windows, varian BSD, Sun Solaris, dan Mac OS.</text:p>
      <text:p text:style-name="P17"><text:soft-page-break/><text:tab/>Lisensi Publik Umum <text:span text:style-name="T48">GNU (GPL)</text:span><text:span text:style-name="T7">,</text:span> <text:span text:style-name="T7">LGPL,</text:span> dan <text:span text:style-name="T7">Lisensi </text:span><text:span text:style-name="T48">Dokumentasi Bebas</text:span><text:span text:style-name="T7"> GNU (GFDL) </text:span>ditulis untuk GNU, tetapi juga dipakai oleh banyak proyek yang tidak bersangkutan.</text:p>
      <text:p text:style-name="P19"><text:span text:style-name="T14"><text:tab/>Menurut (</text:span>Richard Stallman:<text:span text:style-name="T25">2016) </text:span><text:span text:style-name="T13">Standar Pengkodean GNU ditulis oleh Richard Stallman dan Proyek GNU lainnya sukarelawan. Tujuannya adalah untuk membuat sistem GNU bersih, konsisten, dan mudah dipasang. Dokumen ini juga dapat dibaca sebagai panduan untuk menulis program portabel, kuat dan andal. Ini berfokus pada program yang ditulis dalam C, tetapi banyak aturan dan prinsip yang berguna bahkan jika Anda menulis dalam bahasa pemrograman lain. Aturan sering menyatakan alasan untuk menulis dalam cara tertentu. Jika Anda tidak mendapatkan </text:span><text:span text:style-name="T24">file</text:span><text:span text:style-name="T13"> ini langsung dari proyek GNU dan baru-baru ini, silakan periksa untuk versi yang lebih baru. Anda bisa mendapatkan Standar Pengkodean GNU dari server web GNU di berbagai format, termasuk sumber </text:span><text:span text:style-name="T24">Texinfo</text:span><text:span text:style-name="T13">, PDF, HTML, DVI, teks biasa, dan lebih lanjut, di: </text:span><text:a xlink:type="simple" xlink:href="http://www.gnu.org/prep/standards/" text:style-name="Internet_20_link" text:visited-style-name="Visited_20_Internet_20_Link"><text:span text:style-name="T13">http://www.gnu.org/prep/standards/</text:span></text:a><text:span text:style-name="T13"> </text:span><text:span text:style-name="T15">di akses pada tanggal 20 april 2018 pukul 23:21 WIB</text:span><text:span text:style-name="T13">. Jika Anda mempertahankan paket GNU resmi, selain dokumen ini, silakan baca dan ikuti informasi pengelola GNU (lihat Bagian “Isi” dalam Informasi untuk Pemelihara Perangkat Lunak GNU). Jika Anda ingin menerima diff untuk setiap perubahan pada dokumen GNU ini, bergabunglah dengan pengiriman daftar gnustandards-commit@gnu.org, melalui antarmuka </text:span><text:span text:style-name="T24">web</text:span><text:span text:style-name="T13"> di http://lists.gnu.org/mailman / listinfo / gnustandards-commit. Arsip juga tersedia di sana. Silakan kirim koreksi atau saran untuk dokumen ini ke bug-standards@gnu.org. Jika Anda membuat saran, harap sertakan kata kerja baru yang disarankan untuk itu, untuk membantu kami mempertimbangkan saran secara efisien. Kami lebih memilih konteks diff ke sumber Texinfo, tetapi jika itu sulit untuk Anda, Anda dapat membuat konteks diff untuk beberapa versi lain dari dokumen ini, atau mengusulkannya dengan cara apa pun yang membuatnya jelas. Sumber repositori untuk dokumen ini dapat ditemukan di </text:span><text:a xlink:type="simple" xlink:href="http://savannah.gnu.org/projects/gnustandards" text:style-name="Internet_20_link" text:visited-style-name="Visited_20_Internet_20_Link"><text:span text:style-name="T13">http://savannah.gnu.org/projects/gnustandards</text:span></text:a><text:span text:style-name="T13"> </text:span><text:span text:style-name="T15">di akses pada tanggal 20 </text:span><text:soft-page-break/><text:span text:style-name="T15">april 2018 pukul 23:20 WIB</text:span><text:span text:style-name="T13">. Standar-standar ini mencakup minimum dari apa yang penting ketika menulis paket GNU. Kemungkinan, kebutuhan akan standar tambahan akan muncul. Terkadang, Anda mungkin menyarankan itu standar tersebut ditambahkan ke dokumen ini. Jika menurut Anda standar Anda akan secara umum berguna, silakan sarankan mereka. Anda juga harus menetapkan standar untuk paket Anda pada banyak pertanyaan yang tidak ditangani atau tidak dengan tegas ditentukan di sini. Hal yang paling penting adalah konsisten dengan diri sendiri — cobalah untuk tetap melakukannya konvensi yang Anda pilih, dan cobalah untuk mendokumentasikannya sebanyak mungkin. Dengan begitu, program Anda akan lebih bisa dipelihara oleh orang lain. Program GNU Hello berfungsi sebagai contoh bagaimana mengikuti standar pengkodean GNU untuk program sepele. </text:span><text:a xlink:type="simple" xlink:href="http://www.gnu.org/software/hello/hello.html" text:style-name="Internet_20_link" text:visited-style-name="Visited_20_Internet_20_Link"><text:span text:style-name="T13">http://www.gnu.org/software/hello/hello.html</text:span></text:a><text:span text:style-name="T13"> </text:span><text:span text:style-name="T15">di akses pada tanggal 20 april 2018 pukul 23:</text:span><text:span text:style-name="T16">35</text:span><text:span text:style-name="T15"> WIB</text:span><text:span text:style-name="T13">. Rilis Standar Pengkodean GNU ini terakhir diperbaharui 25 Juli 2016.</text:span></text:p>
      <text:p text:style-name="P17"/>
      <text:p text:style-name="P9">A.2 Linux</text:p>
      <text:p text:style-name="P15"><text:tab/>Linux adalah nama yang diberikan kepada sistem operasi komputer bertipe Unix. Linux merupakan salah satu contoh hasil pengembangan perangkat lunak bebas dan sumber terbuka utama. Seperti perangkat lunak bebas dan sumber terbuka lainnya pada umumnya, kode sumber Linux dapat dimodifikasi, digunakan dan didistribusikan kembali secara bebas oleh siapa saja. Nama <text:span text:style-name="T11">"Linux"</text:span> berasal dari nama kernelnya <text:span text:style-name="T7">(kernel Linux),</text:span> yang diperkenalkan tahun 1991 oleh Linus Torvalds. Sistemnya, peralatan sistem dan pustakanya umumnya berasal dari <text:s/>sistem operasi GNU, yang diumumkan tahun 1983 oleh Richard Stallman. Kontribusi GNU adalah dasar dari munculnya nama alternatif GNU/Linux.</text:p>
      <text:p text:style-name="P20"><text:span text:style-name="T42"><text:tab/>Menurut (Litayem Nabil, dkk, 2011:2) </text:span>Linux tertanam menjadi lebih dan lebih penting. Di tahun 2007 bagian mereka sekitar 47% dari <text:soft-page-break/>total pasar tertanam. Itu studi yang sama mengantisipasi bahwa pasar tempat tertanam Linux akan menjadi 70% pada tahun 2012. Fakta-fakta ini dapat dibenarkan oleh sumber daya ketersediaan yang tumbuh di perangkat keras tertanam modern, kematangan kernel Linux yang sebenarnya dan aplikasi dan kebutuhan pengurangan biaya. Sebenarnya, ada banyak yang terbuka implementasi sumber ekstensi real-time untuk Linux kernel, tetapi kita harus mencatat bahwa berbagai industri yang ada solusi didasarkan pada ekstensi tersebut dengan tambahan nilai kualitas dukungan. Varian Linux real-time sebenarnya berhasil digunakan dalam berbagai aplikasi . Karena meningkatkan popularitas Linux di bidang <text:span text:style-name="T7">embedded system</text:span>, banyak upaya yang dihabiskan dan diusulkan untuk mengubah Linux kernel menjadi solusi <text:span text:style-name="T7">real-time</text:span>. Karya-karya ini menghasilkan beberapa <text:span text:style-name="T7">implementasi</text:span> Linux <text:span text:style-name="T7">real-time</text:span>. Sebenarnya di sana adalah banyak penerapan ekstensi waktu nyata untuk Linux kernel extension. Mereka dapat diklasifikasikan menjadi dua kategori sesuai dengan pendekatan yang digunakan untuk meningkatkan mereka kinerja real-time dari kernel Linux. Pendekatan pertama terdiri dari memodifikasi perilaku kernel untuk memperbaiki real-nya karakteristik waktu. Pendekatan kedua terdiri dari menggunakan kernel real-time kecil untuk menangani tugas-tugas real-time dan apa yang bisa jalankan kernel Linux sebagai tugas prioritas rendah. Sebenarnya, banyak penelitian dan upaya industri dilakukan untuk meningkatkan kemampuan <text:span text:style-name="T7">real-time</text:span> dari berbagai real-time Linux rasa <text:s/>untuk perspektif dan aplikasi yang berbeda domain. Karya-karya ini dapat diklasifikasikan dalam dua kategori. Itu yang pertama adalah tentang penjadwalan algoritma dan manajemen pewaktu. Kategori kedua adalah tentang domain aplikasi seperti Sistem simulasi <text:span text:style-name="T7">Hardware-in-the-Loop</text:span>, berdasarkan model rekayasa dan simulasi waktu nyata. Di Tabel I, kita menyajikan beberapa penelitian banyak sumber terbuka yang tersedia Implementasi Linux.</text:p>
      <text:p text:style-name="P15"><text:tab/>Perbedaan Sistem Operasi Linux dan Sistem Operasi Lainnya. Perbedaan utama antara Linux dan sistem operasi populer lainnya terletak <text:soft-page-break/>pada kernel Linux dan komponen-komponennya yang bebas dan terbuka. Linux bukan satu- satunya sistem operasi dalam kategori tersebut, walaupun demikian Linux adalah contoh terbaik dan terbanyak digunakan. Beberapa lisensi perangkat lunak bebas dan sumber terbuka berdasarkan prinsip-prinsip copyleft, sebuah konsep yang menganut prinsip: karya yang dihasilkan dari bagian <text:span text:style-name="T7">copyleft</text:span> harus juga merupakan <text:span text:style-name="T7">copyleft</text:span>. <text:span text:style-name="T7">Lisensi</text:span> perangkat lunak bebas yang paling umum, GNU GPL, adalah sebuah bentuk <text:span text:style-name="T7">copyleft</text:span>, dan digunakan oleh kernel Linux dan komponen-komponen dari proyek GNU. Proyek-proyek perangkat lunak bebas, walaupun dikembangkan dalam bentuk kolaborasi, sering dirilis secara terpisah. Akan tetapi, dikarenakan lisensi-lisensi perangkat lunak bebas secara eksplisit mengijinkan distribusi ulang, terdapat proyek-proyek yang bertujuan untuk mengumpulkan perangkat lunak-perangkat lunak tersebut dan menjadikannya tersedia dalam waktu bersamaan dalam suatu bentuk yang dinamakan distribusi Linux. Sebuah distribusi Linux, yang umum disebut dengan "distro", adalah sebuah proyek yang bertujuan untuk mengatur sebuah kumpulan perangkat lunak berbasis Linux dan memfasilitasi instalasi dari sebuah sistem operasi Linux. Distribusi-distribusi Linux ditangani oleh individu, tim, organisasi sukarelawan dan entitas komersial. <text:s/>Distribusi Linux memiliki perangkat lunak sistem dan aplikasi dalam bentuk paket-paket dan perangkat lunak yang spesifik dirancang untuk instalasi dan konfigurasi sistem. Perangkat lunak tersebut juga bertanggung jawab dalam pemutakhiran paket. Sebuah Distribusi Linux bertanggung jawab atas konfigurasi bawaan, sistem keamanan dan integrasi secara umum dari paket-paket perangkat lunak sistem Linux.</text:p>
      <text:p text:style-name="P15"><text:tab/>Hak cipta dan Merek Dagang Linux kernel dan sebagian besar perangkat lunak GNU menggunakan <text:span text:style-name="T7">GNU General Public License(GPL)</text:span> sebagai basis lisensinya. GPL mengharuskan siapapun yang <text:s/>mendistribusikan kernel linux harus membuat kode sumber (dan semua modifikasi atas itu) tersedia bagi pengguna dengan kriteria yang sama. Tahun 1997, Linus <text:s/>Torvald menyatakan, “Menjadikan Linux berbasis <text:soft-page-break/>GPL sungguh merupakan hal terbaik yang pernah saya lakukan. Komponen penting lain dalam sistem Linux diijinkan menggunakan lisensi selain dari GPL; banyak pustaka menggunakan <text:span text:style-name="T7">GNU Lesser General Public License(LGPL),</text:span> varian GPL yang lebih moderat, dan sistem <text:span text:style-name="T7">X Window System </text:span>menggunakan <text:span text:style-name="T7">MIT License.</text:span> Linus Torvald telah menyatakan ke khayalak umum bahwa ia tidak akan memindahkan lisensi kernel Linux yang saat ini menggunakan GPL versi 2 ke GPL <text:s/>versi 3, yang ditembangkan pada pertengahan tahun 2007, dengan alasan beberapa ketentuan yang terdapat pada lisensi baru tersebut melarang penggunaan perangkat lunak dalam manajemen hak digital <text:span text:style-name="T7">(Inggris: Digital rights management)</text:span>. Penelitian yang dilakukan pada tahun 2001 terhadap Red Hat Linux 7.1 menemukan bahwa distro perangkat lunak tersebut terdiri atas 30 juta baris kode. Dengan menggunakan algoritma model biaya konstruktif <text:span text:style-name="T7">(Inggris:Constructive Cost Model),</text:span> penelitian itu memperkirakan bahwa distro tersebut membutuhkan waktu kira-kira delapan ribu tahun kerja untuk mengembangkannya. Menurut penelitian tersebut, jika semua elemen dari perangkat lunak tersebut dikembangkan dengan cara konvensional dalam artian sebagai perangkat lunak tertutup, pengembangan distro tersebut akan menelan biaya sebesar 1,08 miliar dolar (basis nilai tukar dolar tahun 2000) untuk dikembangkan di Amerika Serikat. Sebagian besar kode (71%) ditulis dengan menggunakan bahasa pemrograman C, namun banyak bahasa lainnya juga ikut terlibat seperti <text:span text:style-name="T7">C++, Assembly, Perl, Python, Fortran,</text:span> dan berbagai bahasa skrip lain. Lebih dari separuh dari seluruh kode dilisensikan di bawah naungan GPL. Kernel linux itu sendiri terdiri atas 2,4 juta baris kode, atau sekitar 8% dari total keseluruhan.</text:p>
      <text:p text:style-name="P15"><text:tab/>Penelitian lainnya menghasilkan analisis yang sama terhadap distro <text:span text:style-name="T7">Debian GNU/Linux versi 4.0.</text:span> Distro tersebut terdiri atas lebih dari 283 juta baris kode, dan penelitian tersebut memperkirakan biaya pengembangan yang dibutuhkan sebesar 5,4 miliar euro jika dikembangkan sebagai perangkat lunak tertutup.</text:p>
      <text:p text:style-name="P15"><text:soft-page-break/></text:p>
      <text:p text:style-name="P9">A.3 Remaster</text:p>
      <text:p text:style-name="P15"><text:tab/>Remastering merupakan salah satu cara untuk membuat OS, dalam pelaksanaanya dibutuhkan software khusus salah satunya adalah Remastersys. Remastersys sendiri merupakan <text:span text:style-name="T7">software</text:span> remastering yang dapat digunakan pada Debian dan Ubuntu. Remastersys dapat dimanfaatkan untuk <text:span text:style-name="T54">m</text:span>e<text:span text:style-name="T50">m</text:span>buat <text:span text:style-name="T7">system</text:span> <text:span text:style-name="T7">back-up</text:span> termasuk <text:span text:style-name="T7">personal</text:span> data pada CD/DVD atau membuat <text:span text:style-name="T7">copy</text:span> yang dapat disebarkan(tidak trerdapat data pribadi).</text:p>
      <text:p text:style-name="P15"><text:tab/>Yono A.K.A. Putra Linuz Blora (2011:21) <text:span text:style-name="T7">Tool</text:span> yang digunakan untuk membackup data bahkan memungkinkan untuk <text:span text:style-name="T7">cloning</text:span> dari <text:span text:style-name="T7">system</text:span> <text:span text:style-name="T7">operasi</text:span> dan seluruh aplikasi yang <text:span text:style-name="T7">terinstall</text:span> di komputer kita. Selain itu juga digunakan untuk remaster distro linux<text:span text:style-name="T26">.</text:span></text:p>
      <text:p text:style-name="P15"><text:span text:style-name="T26"><text:tab/>Wahyu Agung (2010:12) </text:span>Istilah Remastering sendiri sebenarnya adalah proses membuat master baru untuk sebuah album,film, atau ciptaan lainnya dari hasil <text:s/>cipta yang sebelumnya sudah ada. seperti pada proses memindahkan rekaman musik yang berasal dari media analog menjadirekaman digital (hal ini lebih dikenal pada industri musik dan film), namun seiring dengan waktu istilah remaster tidak saja menjadi milik industri film dan musik, seperti halnya penggunaan istilah <text:span text:style-name="T50">v</text:span>irus Biologis pada bidan medis dan penggunaan istilah <text:span text:style-name="T50">v</text:span>irus Komputer pada industri <text:span text:style-name="T7">software</text:span>. </text:p>
      <text:p text:style-name="P15"><text:tab/>Hasil dari iso <text:span text:style-name="T7">file</text:span> dapat langsung diinstal pada komputer yang mendukung ubuntu atau debian , hal seperti <text:span text:style-name="T7">graphics</text:span> <text:span text:style-name="T7">card</text:span> atau <text:span text:style-name="T7">hardware</text:span> lain dapat diinstal secara otomatis, namun <text:span text:style-name="T7">software</text:span> seperti nvidia atau amd (<text:span text:style-name="T7">proprietary</text:span>) sehingga tidak terdapat pada <text:span text:style-name="T7">Live</text:span> <text:span text:style-name="T12">system</text:span>, dapat <text:span text:style-name="T7">diinstal</text:span> secara sendiri setelah instalation selesai.</text:p>
      <text:p text:style-name="P15"/>
      <text:p text:style-name="P15"/>
      <text:p text:style-name="sub_20_judul_20_A.1"><text:soft-page-break/><text:span text:style-name="T19">A.4 Linux From </text:span>Scratch <text:span text:style-name="T55">(LFS)</text:span></text:p>
      <text:p text:style-name="sub_20_judul_20_A.1_20_isi"><text:tab/>Gerard Beekmans <text:span text:style-name="T55">(</text:span>2014:<text:span text:style-name="T55">2) </text:span>Sistem LFS akan dibangun dengan menggunakan distribusi Linux yang sudah diinstal (seperti Debian, OpenMandriva, Fedora, atau openSUSE). Sistem Linux yang ada ini (host) akan digunakan sebagai titik awal untuk menyediakan program yang diperlukan, termasuk compiler, linker, dan shell, untuk membangun sistem baru. Pilih opsi "pengembangan" selama instalasi distribusi untuk dapat mengakses alat-alat ini. Sebagai alternatif untuk menginstal distribusi terpisah ke mesin Anda, Anda mungkin ingin menggunakan LiveCD dari distribusi komersial.</text:p>
      <text:p text:style-name="sub_20_judul_20_A.1_20_isi"><text:tab/>Mengapa saya menginginkan sistem LFS?<text:tab/>Banyak yang bertanya-tanya mengapa mereka harus melalui kerumitan membangun sistem Linux dari awal ketika mereka hanya dapat mengunduh distribusi Linux yang sudah ada. Namun, ada beberapa manfaat dari membangun LFS. Pertimbangkan yang berikut ini:</text:p>
      <text:p text:style-name="P21"/>
      <text:list xml:id="list7823966241073383797" text:style-name="L1">
        <text:list-item>
          <text:p text:style-name="P26">LFS mengajarkan orang bagaimana sistem Linux bekerja secara internal</text:p>
          <text:p text:style-name="P27">Membangun LFS mengajarkan Anda tentang semua yang membuat Linux cocok, bagaimana hal-hal bekerja bersama dan bergantung satu sama lain. Dan yang paling penting, bagaimana menyesuaikannya dengan selera dan kebutuhan Anda sendiri.</text:p>
          <text:p text:style-name="P27"/>
        </text:list-item>
        <text:list-item>
          <text:p text:style-name="P27">Membangun LFS menghasilkan sistem Linux yang sangat kompak</text:p>
          <text:p text:style-name="P27">Ketika Anda menginstal distribusi reguler, Anda sering akhirnya menginstal banyak program yang mungkin tidak akan pernah Anda gunakan. Mereka hanya duduk di sana mengambil ruang disk (berharga). Tidak sulit untuk memasang sistem LFS di bawah 100 MB. Apakah itu masih terdengar seperti banyak? Beberapa dari kami telah bekerja untuk menciptakan sistem LFS yang sangat kecil. Kami <text:soft-page-break/>menginstal sistem yang cukup untuk menjalankan server web Apache; total penggunaan ruang disk sekitar 8 MB. Dengan pengupasan lebih lanjut, itu bisa diturunkan menjadi 5 MB atau kurang. Coba dengan distribusi reguler.</text:p>
          <text:p text:style-name="P27"/>
        </text:list-item>
        <text:list-item>
          <text:p text:style-name="P27">LFS sangat fleksibel</text:p>
          <text:p text:style-name="P27">Membangun LFS bisa dibandingkan dengan rumah yang sudah jadi. LFS akan memberi Anda kerangka rumah, tetapi terserah Anda untuk memasang pipa, saluran listrik, dapur, kamar mandi, wallpaper, dll. Anda memiliki kemampuan untuk mengubahnya menjadi jenis sistem apa pun yang Anda butuhkan, disesuaikan sepenuhnya untukmu.</text:p>
          <text:p text:style-name="P27"/>
        </text:list-item>
        <text:list-item>
          <text:p text:style-name="P27">LFS menawarkan Anda keamanan tambahan</text:p>
          <text:p text:style-name="P27">Anda akan mengkompilasi seluruh sistem dari sumber, sehingga memungkinkan Anda untuk mengaudit semuanya, jika Anda ingin melakukannya, dan menerapkan semua tambalan keamanan yang Anda inginkan atau perlu diterapkan. Anda tidak perlu menunggu orang lain untuk menyediakan paket biner baru yang (semoga) memperbaiki lubang keamanan. Seringkali, Anda tidak pernah benar-benar tahu apakah lubang keamanan telah diperbaiki atau tidak kecuali Anda melakukannya sendiri.</text:p>
        </text:list-item>
      </text:list>
      <text:p text:style-name="P8"/>
      <text:p text:style-name="sub_20_judul_20_A.1">A.5 Distribusi (<text:span text:style-name="T7">Distro</text:span>)</text:p>
      <text:p text:style-name="P22"><text:tab/>Distro Linux (singkatan dari distribusi Linux) adalah sebutan untuk sistem operasi komputer dan aplikasinya, merupakan keluarga Unixyang menggunakan kernel Linux. Distribusi Linux bisa berupa perangkat lunak bebas dan bisa juga berupa perangkat lunak komersial seperti Red Hat Enterprise, SuSE, dan lain-lain.</text:p>
      <text:p text:style-name="P22">Ada banyak distribusi atau distro Linux yang telah muncul. Beberapa bertahan dan menjadi distro besar, bahkan sampai menghasilkan distro <text:soft-page-break/>turunan, contohnya distro Debian GNU/Linux. Distro ini telah menghasilkan puluhan distro turunan, antara lain Ubuntu, Knoppix, Xandros, DSL, dan sebagainya.</text:p>
      <text:p text:style-name="P22"><text:span text:style-name="T57">Indonesia pun mempunyai distro Linux sendiri seperti BlankOn, Grombyang OS, DracOS, Tea OS dan masih banyak distro-distro yang lain. </text:span>Untuk mendapatkan distro Linux, anda dapat mengunduh langsung dari situs distributor distro bersangkutan, mengunduhnya dari mirror lokal (misalnya untuk mirror lokal Indonesia pada) atau membelinya dari penjual lokal.</text:p>
      <text:p text:style-name="P22"><text:span text:style-name="T56"><text:tab/>Gerard Beekmans (2014:85) </text:span>Pendekatan ini digunakan oleh sebagian besar manajer paket yang ditemukan dalam distribusi komersial. Contoh paket manajer yang mengikuti pendekatan ini adalah RPM (yang, kebetulan, diperlukan oleh Spesifikasi Basis Standar Linux), pkg-utils, sistem Portage milik Debian, dan Gentoo. </text:p>
      <text:p text:style-name="P22"><text:span text:style-name="T56"><text:tab/>Gerard Beekmans (2014:12) </text:span>Sistem host Anda harus memiliki perangkat lunak berikut dengan versi minimum yang ditunjukkan. Ini seharusnya tidak menjadi masalah untuk sebagian besar distribusi Linux modern. Perhatikan juga bahwa banyak distribusi akan menempatkan header perangkat lunak menjadi terpisah paket, sering kali dalam bentuk "&lt;nama paket&gt; -devel" atau "&lt;nama paket&gt; -dev". Pastikan untuk menginstalnya jika Anda distribusi menyediakannya.</text:p>
      <text:p text:style-name="sub_20_judul_20_isi"/>
      <text:p text:style-name="P9">A.<text:span text:style-name="T57">6</text:span> <text:span text:style-name="T43">UCK</text:span></text:p>
      <text:p text:style-name="P18"><text:span text:style-name="T17"><text:tab/>Remaster Ubuntu adalah sebuah proses dimana kita akan melakukan perubahan, baik penambahan ataupun pengurangan paket-paket yang</text:span><text:a xlink:type="simple" xlink:href="http://bojalinuxer.blogspot.com/" text:style-name="Internet_20_link" text:visited-style-name="Visited_20_Internet_20_Link"><text:span text:style-name="T17"> </text:span></text:a><text:span text:style-name="T17">secara </text:span><text:span text:style-name="T23">default</text:span><text:span text:style-name="T17"> telah disertakan dalam distribusi Ubunt</text:span><text:span text:style-name="T18">u</text:span><text:span text:style-name="T17">. Untuk dapat dikatakan sebagai sebuah remaster, perubahan yang kita lakukan tidaklah harus sesuatu yang besar atau mendasar. Perubahan yang paling </text:span><text:soft-page-break/><text:span text:style-name="T17">kecil dan sederhana sekalipun, sepanjang sebuah distribusi telah berubah dari aslinya, maka itu sudah dapat dikatakan sebagai remaster.</text:span></text:p>
      <text:p text:style-name="P18"><text:tab/><text:span text:style-name="T26">Wahyu Agung (2010:12) </text:span>UCK merupakan kumpulan script yang dibuat untuk memodifikasi ISO image Ubuntu dan turunan nya, secara mudah UCK bisa disebut juga sebagai otomatisasi dari tools-tools <text:span text:style-name="T48">(squash,mkisofs,dkk)</text:span> remaster yang biasanya digunakan untuk memodifikasi Ubuntu image secara manual.</text:p>
      <text:p text:style-name="P18"><text:tab/>Nabil LITAYEM <text:span text:style-name="T44">(2011:4) </text:span>Ada banyak solusi remastering dari berbagai distribusi Linux. DVD live / installable kami didasarkan pada Ubuntu karena OS ini telah mendapatkan tempat yang berkembang di berbagai area aplikasi. Solusi remastering yang paling dikenal adalah seperti <text:span text:style-name="T7">Remastersys, Kit Kustomisasi Ubuntu, Rekonstruktor, Pembangun,</text:span> <text:span text:style-name="T7">ulc-livecd-editor</text:span> dan <text:span text:style-name="T12">Cakram Remastering Utility.</text:span> Reconstructor dan Customization Kit Ubuntu dapat membuat sistem live yang dipersonalisasi berdasarkan gambar resmi. Penggunaan pendekatan semacam itu relatif rumit. Alat yang lain adalah berfokus pada instalasi paket dan kustomisasi boot. Kami mengadopsi Remastersys karena itu yang paling bermanfaat dan alat canggih yang kami temukan di daftar remastering yang tersedia solusi.</text:p>
      <text:p text:style-name="P18"/>
      <text:p text:style-name="P10">A.<text:span text:style-name="T57">7</text:span> Xubuntu</text:p>
      <text:p text:style-name="P18">Ubuntu dibangun di atas fondasi Linux, yang merupakan anggota dari Unix keluarga. Unix adalah salah satu jenis sistem operasi tertua, dan bersama-sama dengan Linux telah memberikan keandalan dan keamanan untuk aplikasi profesional tions selama hampir setengah abad. Banyak server di seluruh dunia yang menyimpan data untuk situs web populer (seperti YouTube dan Google) menjalankan beberapa varian Linux atau Unix. Sistem Android yang populer untuk smartphone adalah Linux</text:p>
      <text:p text:style-name="P15"><text:soft-page-break/><text:span text:style-name="T5"><text:tab/>Xubuntu</text:span> adalah sebuah distribusi Linux dan varian resmi yang berbasiskan Ubuntu yang menggunakan lingkungan <text:span text:style-name="T7">desktop Xfce.</text:span> Xubuntu ditujukan untuk pengguna yang menggunakan komputer dengan kinerja rendah atau mereka yang mencari lingkungan meja yang lebih efisien pada komputer dengan kinerja tinggi. Sebagai <text:span text:style-name="T48">official derivative Ubuntu</text:span> yang menggunakan desktop <text:span text:style-name="T7">environment Xfce,</text:span> Xubuntu dirancang sebagai ? paket hemat ? dari Ubuntu. Xubuntu ditujukan bagi pengguna yang memiliki spesifikasi hardware komputer yang lebih rendah, atau yang menginginkan kecepatan dan efisiensi lebih dengan spesifikasi hardware yang setara. Hal ini dimungkinkan karena desktop <text:span text:style-name="T7">environment Xfce </text:span>yang digunakan Xubuntu hanya merangkum aplikasi-aplikasi primer dari GNOME dan menyisihkan sebagian fungsi dan aplikasi yang kurang diperlukan atau yang memberatkan sistem.</text:p>
      <text:p text:style-name="P15">Contoh cara penghematan daya komputasi yang dilakukan Xubuntu adalah dengan mengganti aplikasi pengolah kata <text:span text:style-name="T7">OpenOffice.org</text:span> writer dengan <text:span text:style-name="T7">Abiword </text:span>yang lebih ringan, atau meniadakan aplikasi <text:span text:style-name="T7">spreadsheet standar OpenOffice Calc</text:span> untuk digantikan dengan GNUmeric. Xubuntu tersedia untuk PC 32-bit dan 64-bit. Spesifikasi hardware minimal adalah RAM 128 MB untuk menjalankan desktop CD, dan 192 MB untuk instalasi, serta ruang kosong harddisk minimal 1,5 GB (hanya separuh dari kebutuhan minimal Kubuntu)</text:p>
      <text:p text:style-name="P15"/>
      <text:p text:style-name="P10">A.<text:span text:style-name="T57">8</text:span> <text:span text:style-name="T45">Desktop Environment</text:span></text:p>
      <text:p text:style-name="P15"><text:tab/>Pada komputer, sebuah <text:span text:style-name="T1">lingkungan desktop</text:span> (bahasa Inggris: <text:span text:style-name="T6">desktop environment</text:span> (DE)) umumnya merujuk ke gaya grafis antarmuka pengguna (GUI=<text:span text:style-name="T6">Graphical User Interface</text:span>) yang mememperlihatkan kiasan desktop di layar komputer modern. Lingkungan desktop adalah alternatif yang paling populer sebagai pengganti antarmuka baris perintah (<text:span text:style-name="T6">command line interface</text:span>) (CLI) yang saat ini umumnya digunakan terbatas oleh para pakar komputer. </text:p>
      <text:p text:style-name="P15"><text:soft-page-break/>Sebuah lingkungan desktop biasanya terdiri dari ikon, sistem jendela (<text:span text:style-name="T6">window</text:span>), bilah alat (<text:span text:style-name="T6">toolbar</text:span>), map (<text:span text:style-name="T6">folder</text:span>), latar belakang (wallpaper), dan gawit layartama (<text:span text:style-name="T6">desktop widgets</text:span>). </text:p>
      <text:p text:style-name="P3"/>
      <text:p text:style-name="P10">A.<text:span text:style-name="T57">9</text:span> <text:s/><text:span text:style-name="T46">Xfce</text:span></text:p>
      <text:p text:style-name="P15"><text:span text:style-name="T2">Xfce</text:span> merupakan perangkat lunak bebas desktop untuk Unix dan platform mirip Unix lainnya, seperti Linux, Solaris dan BSD. Tujuannya: cepat, ringan, menarik secara visual dan mudah digunakan. Versi saat ini, 4.4, bersifat modular dan dapat digunakan lagi.</text:p>
      <text:p text:style-name="P15"><text:tab/>Wahyu Agung (2010:22) XFCE merupakan lingkungan desktop yang juga dikembangkan dengan pustaka GTK, pustaka yang sama digunakan untuk mengembangkan GNOME, XFECE di klaim lebih ringan dari GNOME dan XFCE, Xubuntu merupakan versi ubuntu yang menggunakan Xfce sebagai default lingkungan desktopnya.</text:p>
      <text:p text:style-name="P15"><text:tab/>Ia terdiri dari komponen-komponen yang terpisah yang secara bersama menyediakan fungsi desktop sepenuhnya, namun komponen-komponen tersebut juga dapat dipilih dalam subset untuk membuat lingkungan kerja yang disesuaikan dengan kebutuhan pengguna. Xfce terutama digunakan karena kemampuannya untuk menjalankan desktop modern pada perangkat keras yang relatif sederhana.</text:p>
      <text:p text:style-name="P15"><text:tab/>Xfce berbasis perangkat bantu GTK+ 2 (sama seperti GNOME). Ia menggunakan window manager Xfwm, yang dijelaskan di bawah ini. Konfigurasinya sepenuhnya digerakkan melalui tetikus (mouse), dan <text:span text:style-name="T7">file</text:span>-<text:span text:style-name="T7">file</text:span> konfigurasi disembunyikan dari pengguna biasa.</text:p>
      <text:p text:style-name="P15"><text:tab/>Xfce mula-mula mirip dengan CDE yang komersial, tetapi dengan pengembangan setiap versi barunya menjadi semakin berbeda. <text:span text:style-name="T43">Olivier Fourdan memulai proyek ini pada tahun 1996. Nama "</text:span><text:span text:style-name="T8">Xfce"</text:span><text:span text:style-name="T43"> awalnya singkatan dari </text:span><text:span text:style-name="T8">"XForms Common Environment"</text:span><text:span text:style-name="T43"> (lingkungan desktop umum berbasis perangkat bantu Xform), tetapi kini Xfce telah ditulis </text:span><text:soft-page-break/><text:span text:style-name="T43">ulang dua kali dan tidak lagi menggunakan perangkat bantu tersebut. Namanya tetap dipakai, namun tidak lagi dengan huruf kapital </text:span><text:span text:style-name="T8">"XFCE",</text:span><text:span text:style-name="T43"> tetapi sebagai </text:span><text:span text:style-name="T8">"Xfce"</text:span><text:span text:style-name="T43">. Para pengembangnya menyatakan bahwa nama tersebut bukanlah singkatan.</text:span></text:p>
      <text:p text:style-name="sub_20_judul_20_A.1">A.10 Kernel</text:p>
      <text:p text:style-name="P23"><text:tab/>Robert Love <text:span text:style-name="T58">(2010:31) </text:span>Sedangkan antarmuka pengguna adalah bagian terluar dari sistem operasi, kernel adalah yang terdalam. Ini adalah inti internal; perangkat lunak yang menyediakan layanan dasar untuk semua bagian lain dari sistem, mengelola perangkat keras, dan mendistribusikan sumber daya sistem. Kernel kadang-kadang disebut sebagai supervisor, inti, atau internal sistem operasi. Komponen khas dari kernel adalah penangan interupsi untuk permintaan mengganggu layanan, penjadwal untuk berbagi waktu prosesor di antara beberapa proses, sistem manajemen memori untuk mengelola ruang alamat proses, dan layanan sistem seperti jaringan dan komunikasi </text:p>
      <text:p text:style-name="P14"><text:tab/>Kernel merupakan program komputer yang menjadi inti dari sebuah sistem operasi komputer, dengan kontrol terhadap segala hal atas sistem tersebut. Pada kebanyakan sistem, kernel merupakan salah satu dari program yang dijalankan dalam urutan pertama saat komputer dinyalakan. Kernel menangani fungsi-fungsi selanjutnya atas proses penyiapan komputer dari sejak komputer dinyalakan seperti menangani layana input/output dari program lain, menerjemahkanya ke dalam instruksi-instruksi untuk dieksekusi oleh prosesor. Kernel juga menangani perangkat kerja lain seperti memori, papan ketik, tetikus, monitor, printer, speaker, serta perangkat-perangkat lainnya.</text:p>
      <text:p text:style-name="sub_20_judul_20_A.1_20_isi"><text:tab/>Karena akses terhadap perangkat keras terbatas, sedangkan ada lebih dari satu program yang harus dilayani dalam waktu yang bersamaan, maka kernel juga bertugas untuk mengatur kapan dan berapa lama suatu program dapat menggunakan satu bagian perangkat keras tersebut. Hal tersebut dinamakan sebagai multiplexing.</text:p>
      <text:p text:style-name="sub_20_judul_20_A.1_20_isi"><text:soft-page-break/><text:tab/>Akses kepada perangkat keras secara langsung merupakan masalah yang kompleks, oleh karena itu kernel biasanya mengimplementasikan sekumpulan abstraksi hardware. Abstraksi-abstraksi tersebut merupakan sebuah cara untuk menyembunyikan kompleksitas, dan memungkinkan akses kepada perangkat keras menjadi mudah dan seragam. Sehingga abstraksi pada akhirnya memudahkan pekerjaan programer.</text:p>
      <text:p text:style-name="sub_20_judul_20_A.1_20_isi"><text:tab/>Pada dasarnya, untuk menjalankan sebuah komputer tidak harus menggunakan kernel sistem operasi. Sebuah program dapat saja langsung dijalankan oleh komputer, yaitu saat sebuah program komputer akan digunakan tanpa bantuan abstraksi perangkat keras atau bantuan sistem operasi. Teknik ini umumnya digunakan oleh komputer-komputer generasi awal, sehingga bila ingin berpindah dari satu program ke program lain, pengguna harus mereset dan menjalankan kembali program-program tersebut.</text:p>
      <text:p text:style-name="P16"/>
      <text:p text:style-name="P7">B. Penelitian Sebelumnya</text:p>
      <text:p text:style-name="P12"><text:tab/>Mengidentifikasi metode yang pernah dilakukan atau pun penelitian yang mengembangkan penelitian sebelumnya, mengetahui orang lain yang memiliki spesialisasi serta penelitian sebelumnya. Beberapa literature review tersebut antara lain :</text:p>
      <text:list xml:id="list983536255198333121" text:style-name="L2">
        <text:list-item>
          <text:list>
            <text:list-item>
              <text:p text:style-name="P31"><text:span text:style-name="T33">Penelitian Yang Dilakukan Oleh Tommi Albert Surbakti</text:span><text:span text:style-name="T36"> Dari </text:span><text:a xlink:type="simple" xlink:href="http://elib.unikom.ac.id/gdl.php?mod=browse&amp;node=0" text:style-name="Internet_20_link" text:visited-style-name="Visited_20_Internet_20_Link"><text:span text:style-name="T38">S1-Final Project</text:span></text:a><text:span text:style-name="T36"> <text:s/></text:span><text:span text:style-name="T37">Unikom Bandung</text:span><text:span text:style-name="T33"> </text:span><text:span text:style-name="T36">Yang Berjudul </text:span><text:span text:style-name="T39">“</text:span><text:span text:style-name="T40">remastering Sistem Operasi Berbasis Linux”. </text:span><text:span text:style-name="T33">linux mulai banyak digunakan oleh masyarakat baik oleh pengembang perangkat lunak (developer) ataupun pengguna biasa. kebutuhan </text:span><text:span text:style-name="T35">a</text:span><text:span text:style-name="T33">kan sistem </text:span><text:span text:style-name="T35">o</text:span><text:span text:style-name="T33">perasi </text:span><text:span text:style-name="T35">l</text:span><text:span text:style-name="T33">inux </text:span><text:span text:style-name="T35">y</text:span><text:span text:style-name="T33">ang </text:span><text:span text:style-name="T35">m</text:span><text:span text:style-name="T33">udah </text:span><text:span text:style-name="T35">u</text:span><text:span text:style-name="T33">ntuk digunakan dan memiliki antarmuka yang </text:span><text:span text:style-name="T40">user friendly</text:span><text:span text:style-name="T33"> mendorong banyak orang melakukan remastering linux, remastering adalah proses mengubah linux dari versi linux yang sudah ada, baik menambah maupun menguran</text:span><text:span text:style-name="T21">gi aplikasi. </text:span></text:p>
              <text:p text:style-name="P33"><text:soft-page-break/></text:p>
            </text:list-item>
            <text:list-item>
              <text:p text:style-name="P35"><text:span text:style-name="T27">Penelitian Yang Dilakukan </text:span><text:span text:style-name="T28">Oleh Rahmat Purwoko, “</text:span><text:span text:style-name="T30">Rancang Bangun Distro Linux Server Monitoring</text:span><text:span text:style-name="T28"> pada </text:span><text:span text:style-name="T30">Sistem Monitoring photovoltaic”</text:span><text:span text:style-name="T28">. Photovoltaic merupakan salah satu Renewable Energy yang mulai diteliti pemanfaatannya. Sistem monitoring untuk photovoltaic di Universitas Indonesia secara realtime sudah diteliti sebelumnya. </text:span><text:span text:style-name="T30">System</text:span><text:span text:style-name="T28"> tersebut dibuat dengan </text:span><text:span text:style-name="T30">platform system</text:span><text:span text:style-name="T28"> operasi </text:span><text:span text:style-name="T30">komersial</text:span><text:span text:style-name="T28"> dan </text:span><text:span text:style-name="T30">system</text:span><text:span text:style-name="T28"> komunikasi yang digunakan adalah</text:span><text:span text:style-name="T30"> system serial</text:span><text:span text:style-name="T28"> (RS232). Agar </text:span><text:span text:style-name="T30">monitoring</text:span><text:span text:style-name="T28"> dapat diakses dari jaringan baik </text:span><text:span text:style-name="T30">local</text:span><text:span text:style-name="T28"> maupun internet, maka perlu dibuat aplikasi sistem monitoring yang berbasis web. Rancang bangun Distro Linux server monitoring ini dimaksudkan untuk mempermudah monitoring pada photovoltaic. Aplikasi monitoring berbasis web yang dirancang menggunakan </text:span><text:span text:style-name="T30">software-software Open Source</text:span><text:span text:style-name="T28"> serta dikemas dalam suatu distro Linux </text:span><text:span text:style-name="T30">server</text:span><text:span text:style-name="T28">. Dengan lisensi </text:span><text:span text:style-name="T30">GPL (GNU Public License),</text:span><text:span text:style-name="T28"> diharapkan distro ini dapat digunakan pada </text:span><text:span text:style-name="T30">instalasi</text:span><text:span text:style-name="T28"> sis</text:span><text:span text:style-name="T29">t</text:span><text:span text:style-name="T28">em photovoltaic tanpa harus mengunakan banyak biaya.</text:span></text:p>
            </text:list-item>
          </text:list>
        </text:list-item>
      </text:list>
      <text:p text:style-name="P13"/>
      <text:list xml:id="list222728666992525" text:continue-numbering="true" text:style-name="L2">
        <text:list-item>
          <text:list>
            <text:list-item>
              <text:p text:style-name="P32"><text:span text:style-name="T34">Penelitian Yang Dilakukan Oleh Yudhistira, Ferico “</text:span><text:span text:style-name="Emphasis"><text:span text:style-name="T41">Remaster Distro Linux Ubuntu 10.04 Lts</text:span></text:span><text:span text:style-name="Emphasis"><text:span text:style-name="T34"> Menggunakan </text:span></text:span><text:span text:style-name="Emphasis"><text:span text:style-name="T41">Remastersys”</text:span></text:span><text:span text:style-name="Emphasis"><text:span text:style-name="T34">.</text:span></text:span><text:span text:style-name="T34"> Other Thesis, University of Muhammadiyah Malang. Linux mulai banyak digunakan oleh masyarakat baik oleh pengembang perangkat lunak (</text:span><text:span text:style-name="T41">developer</text:span><text:span text:style-name="T34">) ataupun pengguna biasa. Kebutuhan akan sistem operasi linux yang mudah untuk digunakan dan memiliki antarmuka yang </text:span><text:span text:style-name="T41">user friendly</text:span><text:span text:style-name="T34"> mendorong banyak orang melakukan remastering Linux, remastering adalah proses mengubah linux dari versi Linux yang sudah ada, baik menambah maupun mengurangi aplikasi. Ubuntu adalah sistem operasi yang merupakan salah satu distribusi linux yang yang berbasiskan debian dan didistribusikan sebagai </text:span><text:span text:style-name="T41">software</text:span><text:span text:style-name="T34"> bebas atau gratis. Pada umumnya sistem operasi yang baru dipasang pada komputer belum bisa memenuhi kebutuhan penggunanya, seandainya bisa tentu </text:span><text:soft-page-break/><text:span text:style-name="T34">memerlukan proses atau usaha misalkan menginstall aplikasi-aplikasi yang diperlukan, begitu juga dengan ubuntu. Tahapan-tahapan remastering secara umum dibagi menjadi empat bagian, yaitu : </text:span><text:span text:style-name="T41">download source code</text:span><text:span text:style-name="T34">, </text:span><text:span text:style-name="T41">instalasi</text:span><text:span text:style-name="T34"> sistem operasi, proses modifikasi (remastering) dan mengubah hasil remastering menjadi </text:span><text:span text:style-name="T41">file</text:span><text:span text:style-name="T34"> ISO sehingga bisa di install. Dengan adanya distro hasil remastering ini, penulis berharap semakin banyak pengguna yang menggunakan Linux sehingga dapat menghindari pembajakan </text:span><text:span text:style-name="T41">software</text:span><text:span text:style-name="T34">.</text:span></text:p>
              <text:p text:style-name="P36"/>
            </text:list-item>
            <text:list-item>
              <text:p text:style-name="P32"><text:span text:style-name="T34">Penelitian Yang Dilakukan Oleh Hapsari, Faradillah (2012) “</text:span><text:span text:style-name="Emphasis"><text:span text:style-name="T41">Rancang Bangun Distro Linux Untuk Pendidikan Anak-Anak Usia Dini” (4-5 Tahun)</text:span></text:span><text:span text:style-name="Emphasis"><text:span text:style-name="T34"> (Studi Kasus Di Tk Aba Iv Lawang).</text:span></text:span><text:span text:style-name="T34"> Other thesis, University of Muhammadiyah Malang. </text:span><text:span text:style-name="T22">Linux Distro adalah proyek yang bertujuan untuk mengelola koleksi perangkat lunak berbasis linux dan memfasilitasi instalasi dari sistem operasi Linux. Linux adalah sebuah </text:span><text:span text:style-name="T23">opensource,</text:span><text:span text:style-name="T22"> sehingga akan lebih mudah dikembangkan sesuai kebutuhan pengembang mereka. Salah satu metode pengembangan Linux Distro yang sering digunakan adalah metode Remaster. Remaster tidak membuat Linux Distro dari nol, tetapi membongkar dan mengubah sistem </text:span><text:span text:style-name="T23">file</text:span><text:span text:style-name="T22"> disediakan oleh master penginstal yang ada dalam </text:span><text:span text:style-name="T23">file</text:span><text:span text:style-name="T22"> ISO. Linux installer master yang akan dikuasai ulang adalah </text:span><text:span text:style-name="T23">host</text:span><text:span text:style-name="T22"> linux distro, sehingga kernel menyediakan distro linux dari remaster juga sesuai versi Kernel yang dibuat di distro linux </text:span><text:span text:style-name="T23">host</text:span><text:span text:style-name="T22">-nya. Pada tugas akhir ini dibuat sistem operasi Linux berbasis distro Linux versi Ubuntu 10.10 sebagai distro linux </text:span><text:span text:style-name="T23">host</text:span><text:span text:style-name="T22"> yang akan di-remaster menjadi distro linux khusus untuk anak usia 4-5 tahun. Sebagai targetnya, yang merupakan anak-anak berusia 4-5 tahun, distro ini akan berisi beberapa permainan yang melatih kemampuan anak dalam mengoperasikan komputer. Ada dua metode remaster yang digunakan dalam proses pengembangan Linux Distro. </text:span><text:span text:style-name="T23">Fase</text:span><text:span text:style-name="T22"> pertama untuk mengubah paket, pustaka, alat, dan aplikasi yang dibutuhkan. </text:span><text:soft-page-break/><text:span text:style-name="T22">Selanjutnya, proses remaster kedua yang bertujuan mengubah tampilan sistem operasi sesuai dengan anak-anak. Dengan dua fase remaster, akan menciptakan distro linux yang menarik, sederhana, mudah, dan edukatif.</text:span></text:p>
              <text:p text:style-name="P34"/>
            </text:list-item>
            <text:list-item>
              <text:p text:style-name="P32"><text:span text:style-name="T31">Penelitian Yang Dilakukan </text:span><text:span text:style-name="T32">Oleh </text:span>Laru Saji Asmara, “<text:span text:style-name="T7">Pembuatan Distro Linux Linarta (linux Surakarta) Sebagai Upaya Peningkatan Ketertarikan Masyarakat Surakarta</text:span>” Pada Sistem Operasi Linux <text:span text:style-name="T47">Dari Tugas Akhir Universitas Muhammadiyah Surakarta. Penelitian ini dilakukan dengan tahapan tahapan seperti pemilihan distro linux, pengumpulan peralatan pendukung, pengumpulan konten kota Surakarta, proses </text:span><text:span text:style-name="T9">remastering</text:span><text:span text:style-name="T47">, pembuatan </text:span><text:span text:style-name="T9">file</text:span><text:span text:style-name="T47"> .iso, pengujian </text:span><text:span text:style-name="T9">file</text:span><text:span text:style-name="T47"> .iso yang baru pada pc/laptop, analisa </text:span><text:span text:style-name="T9">file</text:span><text:span text:style-name="T47"> .iso , dan pembagian CD linarta dan </text:span><text:span text:style-name="T9">kuisioner</text:span><text:span text:style-name="T47"> pada responden. <text:s/>Selain itu dilakukan juga editing terhadap tampilan background standard, tampilan </text:span><text:span text:style-name="T9">usplash</text:span><text:span text:style-name="T47">, tampilan </text:span><text:span text:style-name="T9">booting</text:span><text:span text:style-name="T47">, dan </text:span><text:span text:style-name="T9">background</text:span><text:span text:style-name="T47"> pada </text:span><text:span text:style-name="T9">progress</text:span><text:span text:style-name="T47"> bar atau </text:span><text:span text:style-name="T9">loading screen</text:span><text:span text:style-name="T47">. Tahapan tersebut harus terpenuhi sebagai syarat terbentuknya distro baru sesuai keinginan kita.</text:span></text:p>
            </text:list-item>
          </text:list>
        </text:list-item>
      </text:list>
      <text:p text:style-name="P11"/>
      <text:p text:style-name="P11"/>
      <text:p text:style-name="P7">C. Kerangka Berpikir</text:p>
      <table:table table:name="Table1" table:style-name="Table1">
        <table:table-column table:style-name="Table1.A"/>
        <table:table-row>
          <table:table-cell table:style-name="Table1.A1" office:value-type="string">
            <text:p text:style-name="P12">Permasalahan :</text:p>
            <text:list xml:id="list5564192318444692758" text:style-name="L3">
              <text:list-item>
                <text:p text:style-name="P39">Distro-distro berbasis <text:span text:style-name="T52">linux</text:span> kurang efisien.</text:p>
              </text:list-item>
              <text:list-item>
                <text:p text:style-name="P37"><text:span text:style-name="T51">Penggunaan sistem operasi berbasis </text:span><text:span text:style-name="T10">Open Source </text:span><text:span text:style-name="T49">kurang maksimal karena belum ada distro berbasis mahasiswa.</text:span></text:p>
                <text:p text:style-name="P38"><draw:custom-shape text:anchor-type="paragraph" draw:z-index="0" draw:name="Shape1" draw:style-name="gr1" draw:text-style-name="P42" svg:width="1.819cm" svg:height="1.805cm" draw:transform="rotate (-1.57498511699968) translate (8.02569444444445cm 0.164041666666667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list-item>
            </text:list>
          </table:table-cell>
        </table:table-row>
      </table:table>
      <text:p text:style-name="P7"/>
      <table:table table:name="Table2" table:style-name="Table2">
        <table:table-column table:style-name="Table2.A"/>
        <table:table-row>
          <table:table-cell table:style-name="Table2.A1" office:value-type="string">
            <text:p text:style-name="P12">Teori :</text:p>
            <text:list xml:id="list292760804546009031" text:style-name="L4">
              <text:list-item>
                <text:p text:style-name="P28">Remaster adalah sebuah teknik untuk melakukan modifikasi pada sistem <text:soft-page-break/>operasi berbasis linux. </text:p>
              </text:list-item>
              <text:list-item>
                <text:p text:style-name="P28"><draw:custom-shape text:anchor-type="paragraph" draw:z-index="1" draw:name="Shape1" draw:style-name="gr2" draw:text-style-name="P42" svg:width="1.724cm" svg:height="1.805cm" draw:transform="rotate (-1.57498511699968) translate (7.97983333333333cm 1.29822222222222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Modifikasi dapat dilakukan untuk melakukan perubahan program standar yang ada di dalam sistem operasi,</text:p>
              </text:list-item>
            </text:list>
          </table:table-cell>
        </table:table-row>
      </table:table>
      <text:p text:style-name="P6"/>
      <table:table table:name="Table3" table:style-name="Table3">
        <table:table-column table:style-name="Table3.A"/>
        <table:table-row>
          <table:table-cell table:style-name="Table3.A1" office:value-type="string">
            <text:p text:style-name="P12">Solusi :</text:p>
            <text:list xml:id="list6271147706159578955" text:style-name="L5">
              <text:list-item>
                <text:p text:style-name="P29">Dengan remaster dapat membuat distro <text:span text:style-name="T53">linux</text:span> yang lebih efisien.</text:p>
              </text:list-item>
              <text:list-item>
                <text:p text:style-name="P30">Dengan melakukan remaster dan memodifikasi sistem operasi berbasis linux dengan kebutuhan mahasiswa.</text:p>
              </text:list-item>
            </text:list>
          </table:table-cell>
        </table:table-row>
      </table:table>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d" fo:country="ID"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d" fo:country="ID"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sub_20_judul_20_A.1" style:display-name="sub judul A.1" style:family="paragraph" style:parent-style-name="Text_20_body">
      <style:paragraph-properties fo:margin-left="0.499cm" fo:margin-right="0cm" fo:text-indent="0cm" style:auto-text-indent="false"/>
      <style:text-properties fo:font-weight="bold" style:font-size-asian="10.5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ub_20_judul" style:display-name="sub judul" style:family="paragraph" style:parent-style-name="Text_20_body" style:master-page-name="">
      <style:paragraph-properties fo:line-height="150%" fo:text-align="justify" style:justify-single-word="false" style:page-number="auto"/>
      <style:text-properties fo:font-weight="bold" style:font-size-asian="10.5pt"/>
    </style:style>
    <style:style style:name="sub_20_judul_20_A.1_20_isi" style:display-name="sub judul A.1 isi" style:family="paragraph" style:parent-style-name="Text_20_body" style:master-page-name="">
      <style:paragraph-properties fo:margin-left="1.3cm" fo:margin-right="0cm" fo:line-height="150%" fo:text-align="justify" style:justify-single-word="false" fo:text-indent="0cm" style:auto-text-indent="false" style:page-number="auto"/>
      <style:text-properties style:font-size-asian="10.5pt"/>
    </style:style>
    <style:style style:name="sub_20_judul_20_isi" style:display-name="sub judul isi" style:family="paragraph" style:parent-style-name="Text_20_body" style:master-page-name="">
      <style:paragraph-properties fo:margin-left="0.6cm" fo:margin-right="0cm" fo:line-height="150%" fo:text-align="justify" style:justify-single-word="false" fo:text-indent="0cm" style:auto-text-indent="false" style:page-number="auto"/>
      <style:text-properties style:font-size-asian="10.5pt"/>
    </style:style>
    <style:style style:name="penelitian_20_sebelum_20_nya" style:display-name="penelitian sebelum nya" style:family="paragraph">
      <style:paragraph-properties fo:line-height="150%" fo:text-align="justify" style:justify-single-word="false"/>
      <style:text-properties style:font-size-asian="10.5pt"/>
    </style:style>
    <style:style style:name="Table_20_Contents" style:display-name="Table Contents" style:family="paragraph" style:parent-style-name="Standard" style:class="extra">
      <style:paragraph-properties text:number-lines="false" text:line-number="0"/>
    </style:style>
    <style:style style:name="sub_20_judul_20_isi_20_A" style:display-name="sub judul isi A" style:family="paragraph" style:master-page-name="">
      <style:paragraph-properties fo:margin-left="0.6cm" fo:margin-right="0cm" fo:line-height="150%" fo:text-align="justify" style:justify-single-word="false" fo:text-indent="0cm" style:auto-text-indent="false" style:page-number="auto"/>
      <style:text-properties style:font-size-asian="10.5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P2" style:family="paragraph" style:parent-style-name="Head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3cm" fo:margin-bottom="3cm" fo:margin-left="4.001cm" fo:margin-right="3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3">
      <style:page-layout-properties fo:page-width="21.001cm" fo:page-height="29.7cm" style:num-format="1" style:print-orientation="portrait" fo:margin-top="3cm" fo:margin-bottom="3cm" fo:margin-left="4.001cm" fo:margin-right="3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page-layout>
  </office:automatic-styles>
  <office:master-styles>
    <style:master-page style:name="Standard" style:page-layout-name="Mpm1"/>
    <style:master-page style:name="Halaman_20_BAB" style:display-name="Halaman BAB" style:page-layout-name="Mpm2" style:next-style-name="Halaman_20_ISI">
      <style:header>
        <text:p text:style-name="Header"/>
      </style:header>
      <style:footer>
        <text:p text:style-name="MP1"><text:page-number text:select-page="current">5</text:page-number></text:p>
      </style:footer>
    </style:master-page>
    <style:master-page style:name="Halaman_20_ISI" style:display-name="Halaman ISI" style:page-layout-name="Mpm3">
      <style:header>
        <text:p text:style-name="MP2"><text:page-number text:select-page="current">23</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24T13:37:53.412808188</meta:creation-date>
    <dc:date>2018-07-11T22:27:26.712333432</dc:date>
    <meta:editing-duration>PT1H44M37S</meta:editing-duration>
    <meta:editing-cycles>28</meta:editing-cycles>
    <meta:generator>LibreOffice/5.1.6.2$Linux_x86 LibreOffice_project/10m0$Build-2</meta:generator>
    <meta:print-date>2018-06-27T14:46:19.214924120</meta:print-date>
    <meta:document-statistic meta:table-count="3" meta:image-count="0" meta:object-count="0" meta:page-count="19" meta:paragraph-count="79" meta:word-count="4260" meta:character-count="31909" meta:non-whitespace-character-count="27690"/>
  </office:meta>
</office:document-meta>
</file>